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2083in" fo:text-align="center" style:justify-single-word="false" fo:widows="1"/>
    </style:style>
    <style:style style:name="P2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7" style:family="paragraph" style:parent-style-name="Text_20_body" style:list-style-name="L2">
      <style:paragraph-properties fo:margin-left="0in" fo:margin-right="0in" fo:margin-top="0in" fo:margin-bottom="0.1043in" loext:contextual-spacing="false" style:line-height-at-least="0.2083in" fo:widows="1" fo:text-indent="0in" style:auto-text-indent="false" fo:padding="0in" fo:border="non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8" style:family="paragraph" style:parent-style-name="Text_20_body" style:list-style-name="L2">
      <style:paragraph-properties fo:margin-top="0in" fo:margin-bottom="0.1043in" loext:contextual-spacing="false" style:line-height-at-least="0.2083in" fo:widows="1" fo:padding="0in" fo:border="non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9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.1457in" loext:padding-right="0.1457in" loext:padding-top="0.0835in" loext:padding-bottom="0.0835in" loext:border="0.06pt solid #004060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letter-spacing="normal" fo:font-style="normal" fo:font-weight="normal"/>
    </style:style>
    <style:style style:name="T5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omework 1 - Programming Paradigms Essay</text:h>
      <text:p text:style-name="P1"/>
      <text:list xml:id="list7922771801171418648" text:style-name="L1">
        <text:list-item>
          <text:p text:style-name="P3"><text:span text:style-name="T5">Due </text:span>Feb 26 by 11:59pm </text:p>
        </text:list-item>
        <text:list-item>
          <text:p text:style-name="P2"><text:span text:style-name="T5">Points </text:span>10</text:p>
        </text:list-item>
        <text:list-item>
          <text:p text:style-name="P2"><text:span text:style-name="T5">Submitting </text:span>a file upload</text:p>
        </text:list-item>
      </text:list>
      <text:p text:style-name="P4">The first assignment is to write a 2500 word essay on the topic of programming paradigms:</text:p>
      <text:list xml:id="list8234804413631627500" text:style-name="L2">
        <text:list-item>
          <text:p text:style-name="P7">Imperative</text:p>
        </text:list-item>
        <text:list-item>
          <text:p text:style-name="P8">Procedural</text:p>
        </text:list-item>
        <text:list-item>
          <text:p text:style-name="P8">Object Oriented</text:p>
        </text:list-item>
        <text:list-item>
          <text:p text:style-name="P8">Functional</text:p>
        </text:list-item>
        <text:list-item>
          <text:p text:style-name="P8">Logical</text:p>
        </text:list-item>
      </text:list>
      <text:p text:style-name="P4">Please compare and contrast. Let me know why and when you would use each type and how they can be used to support each other.</text:p>
      <text:p text:style-name="P4">Citation list is required; Harvard format.</text:p>
      <text:p text:style-name="P4">I use a web program called RefWorks (provided to all students by the library) to manage my references (RefWorks has a plugin for Microsoft Office, MS office can be acquired from MySJSU, I think. So really there is no good reason not to properly cite your work when the program does most of the work for you).</text:p>
      <text:p text:style-name="P4">Homework 1 due 02/26/2016 before 23:59</text:p>
      <text:p text:style-name="P5"><text:s/></text:p>
      <text:p text:style-name="P6"><text:span text:style-name="T2">Please remember I do not accept late assignments except by prior arrang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2:22:40.714636153</meta:creation-date>
    <dc:date>2016-02-05T12:23:38.009231665</dc:date>
    <meta:editing-duration>PT57S</meta:editing-duration>
    <meta:editing-cycles>1</meta:editing-cycles>
    <meta:document-statistic meta:table-count="0" meta:image-count="0" meta:object-count="0" meta:page-count="1" meta:paragraph-count="16" meta:word-count="153" meta:character-count="835" meta:non-whitespace-character-count="703"/>
    <meta:generator>LibreOffice/5.0.4.2$Linux_X86_64 LibreOffice_project/00m0$Build-2</meta:generator>
  </office:meta>
</office:document-meta>
</file>